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d6b1c" officeooo:paragraph-rsid="001d6b1c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d6b1c" officeooo:paragraph-rsid="001d6b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- Front-end Development</text:p>
      <text:p text:style-name="P2"/>
      <text:p text:style-name="P2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9:39:29.691610684</meta:creation-date>
    <dc:date>2025-07-15T19:41:45.140200208</dc:date>
    <meta:editing-duration>PT2M16S</meta:editing-duration>
    <meta:editing-cycles>1</meta:editing-cycles>
    <meta:document-statistic meta:table-count="0" meta:image-count="0" meta:object-count="0" meta:page-count="1" meta:paragraph-count="2" meta:word-count="5" meta:character-count="34" meta:non-whitespace-character-count="31"/>
    <meta:generator>LibreOffice/24.8.7.2$Linux_X86_64 LibreOffice_project/f4f281f562fb585d46b0af5755dfe1eb6adc047f</meta:generator>
  </office:meta>
</office:document-meta>
</file>